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7.5pt" style:font-name-asian="Times New Roman1" style:font-size-asian="7.5pt" style:font-name-complex="Times New Roman1" style:font-size-complex="7.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7.5pt" style:font-name-asian="Times New Roman1" style:font-size-asian="7.5pt" style:font-name-complex="Times New Roman1" style:font-size-complex="7.5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font-size="7.5pt" style:font-size-asian="7.5pt" style:font-size-complex="7.5pt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5" style:family="paragraph" style:parent-style-name="Standard" style:list-style-name="WWNum3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8" style:family="paragraph" style:parent-style-name="Standard">
      <style:paragraph-properties fo:margin-left="1.5in" fo:margin-right="0in" fo:text-indent="0in" style:auto-text-indent="false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7.5pt" fo:font-weight="bold" style:font-name-asian="Times New Roman1" style:font-size-asian="7.5pt" style:font-weight-asian="bold" style:font-name-complex="Times New Roman1" style:font-size-complex="7.5pt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size="7.5pt" style:font-size-asian="7.5pt" style:font-size-complex="7.5pt" fo:background-color="#ffffff"/>
    </style:style>
    <style:style style:name="T4" style:family="text">
      <style:text-properties fo:font-size="7.5pt" fo:font-style="italic" style:font-size-asian="7.5pt" style:font-style-asian="italic" style:font-size-complex="7.5pt" fo:background-color="#ffffff"/>
    </style:style>
    <style:style style:name="T5" style:family="text">
      <style:text-properties fo:font-size="7.5pt" fo:font-style="italic" fo:font-weight="bold" style:font-size-asian="7.5pt" style:font-style-asian="italic" style:font-weight-asian="bold" style:font-size-complex="7.5pt" fo:background-color="#ffffff"/>
    </style:style>
    <style:style style:name="T6" style:family="text">
      <style:text-properties fo:font-size="7.5pt" fo:font-weight="bold" style:font-size-asian="7.5pt" style:font-weight-asian="bold" style:font-size-complex="7.5pt" fo:background-color="#ffffff"/>
    </style:style>
    <style:style style:name="T7" style:family="text">
      <style:text-properties fo:color="#134f5c" style:text-underline-style="solid" style:text-underline-width="auto" style:text-underline-color="font-color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TEMA 1: HOTEL </text:span></text:p>
      <text:p text:style-name="P1"/>
      <text:p text:style-name="Standard"><text:span text:style-name="T1">Relaciones</text:span></text:p>
      <text:p text:style-name="P2"/>
      <text:list xml:id="list1025718022" text:style-name="WWNum1">
        <text:list-item>
          <text:p text:style-name="P4"><text:span text:style-name="T3">El </text:span><text:span text:style-name="T4">Hotel</text:span><text:span text:style-name="T3"> tiene un conjunto fijo </text:span><text:span text:style-name="T4">de </text:span><text:span text:style-name="T6">Habitaciones</text:span><text:span text:style-name="T4"> numeradas y tienen un estado Ocupada (1) o Libre (0).</text:span></text:p>
        </text:list-item>
        <text:list-item>
          <text:p text:style-name="P6"><text:span text:style-name="T3">Una habitación es de una categoría o </text:span><text:span text:style-name="T6">Tipo de Habitación</text:span><text:span text:style-name="T3"> específico. A este </text:span><text:span text:style-name="T4">Tipo de Habitación</text:span><text:span text:style-name="T3"> </text:span><text:span text:style-name="T4">(Estándar simple, doble, Triple, o Suite Lujo) pertenecen muchas habitaciones</text:span><text:span text:style-name="T3">. </text:span></text:p>
        </text:list-item>
        <text:list-item>
          <text:p text:style-name="P8"><text:span text:style-name="T3">Un </text:span><text:span text:style-name="T6">huésped</text:span><text:span text:style-name="T3"> hace muchas </text:span><text:span text:style-name="T6">reservas</text:span><text:span text:style-name="T3">, y cada reserva corresponde a una habitación. Así una reserva vincula un huésped con una habitación, y tiene fechas inicio y fin, días, un monto a pagar, un estado. <text:s/></text:span></text:p>
        </text:list-item>
      </text:list>
      <text:p text:style-name="P3"/>
      <text:p text:style-name="P3"/>
      <text:p text:style-name="Standard"><text:span text:style-name="T1">Clases</text:span></text:p>
      <text:p text:style-name="P3"/>
      <text:list xml:id="list995924672" text:style-name="WWNum2">
        <text:list-item>
          <text:p text:style-name="P5"><text:span text:style-name="T3">Los Huéspedes son quienes podrán realizar sus reservas según disponibilidad en las fechas que correspondan. </text:span><text:span text:style-name="T6">ABM </text:span><text:span text:style-name="T5">Huésped</text:span><text:span text:style-name="T4"> </text:span><text:span text:style-name="T3">tiene sus datos personales (nombre, DNI, Domicilio, correo, celular). </text:span></text:p>
        </text:list-item>
        <text:list-item>
          <text:p text:style-name="P7"><text:span text:style-name="T4">Crear la</text:span><text:span text:style-name="T5"> Clase Tipo de Habitación</text:span><text:span text:style-name="T3">: código, </text:span><text:span text:style-name="T4">cantidad de personas</text:span><text:span text:style-name="T3"> (maxima), cantidad de camas, tipo de camas (Simples, Queen, King Size), precio por noche.</text:span></text:p>
        </text:list-item>
        <text:list-item>
          <text:p text:style-name="P7"><text:span text:style-name="T3">Un método cambiarPrecio, busca un Tipo de Habitación y actualiza su precio.</text:span></text:p>
        </text:list-item>
        <text:list-item>
          <text:p text:style-name="P7"><text:span text:style-name="T6">ABM de Habitaciones</text:span><text:span text:style-name="T3">: Se deben poder gestionar el alta baja y modificación de Habitaciones de un tipo. </text:span></text:p>
        </text:list-item>
        <text:list-item>
          <text:p text:style-name="P9"><text:span text:style-name="T6">ABM Reserva</text:span><text:span text:style-name="T3">. En cada </text:span><text:span text:style-name="T4">Reserva</text:span><text:span text:style-name="T3"> se toma nota de: </text:span><text:span text:style-name="T4">datos del Huesped,</text:span><text:span text:style-name="T3"> </text:span><text:span text:style-name="T4">Tipo de Habitación, cantidad de personas</text:span><text:span text:style-name="T3">, fechas de entrada y salida, importe total de estadía. Metodos Buscar una Reserva por Huesped, Cancelar reserva</text:span></text:p>
        </text:list-item>
      </text:list>
      <text:p text:style-name="Standard"/>
      <text:p text:style-name="Standard"/>
      <text:p text:style-name="Standard"/>
      <text:p text:style-name="Standard"/>
      <text:p text:style-name="Standard"><text:span text:style-name="T7">CICLO DE VIDA LINEAL</text:span></text:p>
      <text:p text:style-name="Standard"/>
      <text:p text:style-name="Standard"><text:span text:style-name="T8">CAPTURA DE REQUISITOS:</text:span></text:p>
      <text:p text:style-name="P12"/>
      <text:list xml:id="list1643809660" text:style-name="WWNum3">
        <text:list-item>
          <text:p text:style-name="P10"><text:span text:style-name="T8">ENTREVISTA CON EL CLIENTE(Viáticos)</text:span></text:p>
        </text:list-item>
        <text:list-item>
          <text:p text:style-name="P10"><text:soft-page-break/><text:span text:style-name="T9">DIAGRAMA DE CASOS DE USO:</text:span></text:p>
        </text:list-item>
      </text:list>
      <text:p text:style-name="P14"/>
      <text:list xml:id="list161136117148649" text:continue-numbering="true" text:style-name="WWNum3">
        <text:list-item>
          <text:list>
            <text:list-item>
              <text:p text:style-name="P15">Admin(Conserje) ABM.</text:p>
            </text:list-item>
            <text:list-item>
              <text:p text:style-name="P15">El huésped realiza su reserva.</text:p>
            </text:list-item>
            <text:list-item>
              <text:p text:style-name="P15">Sistema de login.</text:p>
            </text:list-item>
            <text:list-item>
              <text:p text:style-name="P15">Habitación se ocupa o se desocupa</text:p>
            </text:list-item>
          </text:list>
        </text:list-item>
      </text:list>
      <text:p text:style-name="P16"/>
      <text:list xml:id="list161136549121385" text:continue-numbering="true" text:style-name="WWNum3">
        <text:list-item>
          <text:list>
            <text:list-item>
              <text:p text:style-name="P15">—----------------- <text:span text:style-name="T8"><text:s/>Propuesta</text:span> ---------------------------</text:p>
            </text:list-item>
            <text:list-item>
              <text:p text:style-name="P15">(Alta) Registrar de huéspedes (Conserje / admin).</text:p>
            </text:list-item>
            <text:list-item>
              <text:p text:style-name="P15">(Baja) Huésped.</text:p>
            </text:list-item>
            <text:list-item>
              <text:p text:style-name="P15">(Modificar) Huésped.</text:p>
            </text:list-item>
            <text:list-item>
              <text:p text:style-name="P15">Buscar Huésped Activos.</text:p>
            </text:list-item>
          </text:list>
        </text:list-item>
      </text:list>
      <text:p text:style-name="P11"><text:tab/><text:tab/></text:p>
      <text:list xml:id="list161136067240002" text:continue-numbering="true" text:style-name="WWNum3">
        <text:list-item>
          <text:list>
            <text:list-item>
              <text:p text:style-name="P15">(Alta) Registrar reservas (Huésped) ???</text:p>
            </text:list-item>
            <text:list-item>
              <text:p text:style-name="P15">(Baja) Desocupar habitación (Conserje / admin)</text:p>
            </text:list-item>
            <text:list-item>
              <text:p text:style-name="P15">(Modificar) Modificar reservas (Conserje / admin )</text:p>
            </text:list-item>
            <text:list-item>
              <text:p text:style-name="P15">Buscar reservas activas.</text:p>
            </text:list-item>
          </text:list>
        </text:list-item>
      </text:list>
      <text:p text:style-name="P11"/>
      <text:list xml:id="list161135844688001" text:continue-numbering="true" text:style-name="WWNum3">
        <text:list-item>
          <text:list>
            <text:list-item>
              <text:p text:style-name="P15">(Baja) Habitación (Conserje / admin)</text:p>
            </text:list-item>
            <text:list-item>
              <text:p text:style-name="P15">(Modificar) Habitación (Conserje / admin)</text:p>
            </text:list-item>
            <text:list-item>
              <text:p text:style-name="P15">Consultar habitaciones disponibles.(Huésped )</text:p>
            </text:list-item>
            <text:list-item>
              <text:p text:style-name="P15">Consultar precios de habitaciones ( Huésped )</text:p>
            </text:list-item>
          </text:list>
        </text:list-item>
      </text:list>
      <text:p text:style-name="P11"/>
      <text:p text:style-name="P16"/>
      <text:list xml:id="list161136350293404" text:continue-numbering="true" text:style-name="WWNum3">
        <text:list-item>
          <text:list>
            <text:list-item>
              <text:p text:style-name="P15">Consultar el estado de las habitaciones. (Huésped / Usuario)</text:p>
            </text:list-item>
            <text:list-item>
              <text:p text:style-name="P15">Consultar el estado de Reserva. (Huésped / Usuario )</text:p>
            </text:list-item>
            <text:list-item>
              <text:p text:style-name="P15"><text:soft-page-break/>Realizar reserva. (Huésped / Usuario)</text:p>
            </text:list-item>
          </text:list>
        </text:list-item>
      </text:list>
      <text:p text:style-name="Standard"/>
      <text:p text:style-name="Standard"><text:tab/><text:span text:style-name="T8"><text:tab/></text:span></text:p>
      <text:list xml:id="list161136777928072" text:continue-numbering="true" text:style-name="WWNum3">
        <text:list-item>
          <text:p text:style-name="P10"><text:span text:style-name="T8">ANÁLISIS</text:span></text:p>
          <text:list>
            <text:list-item>
              <text:p text:style-name="P15"><text:span text:style-name="T9">DIAGRAMA DE CLASES (sólo atributos)</text:span></text:p>
              <text:list>
                <text:list-item>
                  <text:p text:style-name="P17">CLASE HUÉSPED: nombre, DNI, Domicilio, correo, celular.</text:p>
                </text:list-item>
              </text:list>
            </text:list-item>
          </text:list>
        </text:list-item>
      </text:list>
      <text:p text:style-name="P18"/>
      <text:list xml:id="list161137043037433" text:continue-numbering="true" text:style-name="WWNum3">
        <text:list-item>
          <text:list>
            <text:list-item>
              <text:list>
                <text:list-item>
                  <text:p text:style-name="P17">CLASE HABITACIÓN: código, tipo de habitación, cantidad de personas, cantidad de camas, tipo de camas, precio por noche.</text:p>
                </text:list-item>
              </text:list>
            </text:list-item>
          </text:list>
        </text:list-item>
      </text:list>
      <text:p text:style-name="P18"/>
      <text:list xml:id="list161137337857033" text:continue-numbering="true" text:style-name="WWNum3">
        <text:list-item>
          <text:list>
            <text:list-item>
              <text:list>
                <text:list-item>
                  <text:p text:style-name="P17">CLASE RESERVA: datos de huésped, habitación reservada , cantidad de personas, fecha de entrada, fecha salida, días de reserva, <text:s/>monto a pagar, estado</text:p>
                </text:list-item>
              </text:list>
            </text:list-item>
          </text:list>
        </text:list-item>
      </text:list>
      <text:p text:style-name="P18"/>
      <text:list xml:id="list161136003821024" text:continue-numbering="true" text:style-name="WWNum3">
        <text:list-item>
          <text:p text:style-name="P10"><text:span text:style-name="T8">Diseño (métodos, DER, vistas)</text:span></text:p>
          <text:list>
            <text:list-item>
              <text:p text:style-name="P15"><text:span text:style-name="T9">DIAGRAMA DE CLASES DETALLADO:</text:span></text:p>
              <text:list>
                <text:list-item>
                  <text:p text:style-name="P17">CLASE HUÉSPED: getters , setters, alta huésped, modificar huésped, baja huésped.</text:p>
                </text:list-item>
              </text:list>
            </text:list-item>
          </text:list>
        </text:list-item>
      </text:list>
      <text:p text:style-name="P18"><text:s/></text:p>
      <text:list xml:id="list161136426855618" text:continue-numbering="true" text:style-name="WWNum3">
        <text:list-item>
          <text:list>
            <text:list-item>
              <text:list>
                <text:list-item>
                  <text:p text:style-name="P17">CLASE HABITACIÓN: getters, setters, alta habitacion, modificar habitación, baja habitacion</text:p>
                </text:list-item>
              </text:list>
            </text:list-item>
          </text:list>
        </text:list-item>
      </text:list>
      <text:p text:style-name="P18"/>
      <text:list xml:id="list161136599171888" text:continue-numbering="true" text:style-name="WWNum3">
        <text:list-item>
          <text:list>
            <text:list-item>
              <text:list>
                <text:list-item>
                  <text:p text:style-name="P17">CLASE RESERVA: getters, setters, alta reserva, modificar reserva, baja reserva.</text:p>
                </text:list-item>
              </text:list>
            </text:list-item>
          </text:list>
        </text:list-item>
      </text:list>
      <text:p text:style-name="P18"/>
      <text:list xml:id="list161136345981378" text:continue-numbering="true" text:style-name="WWNum3">
        <text:list-item>
          <text:list>
            <text:list-item>
              <text:list>
                <text:list-item>
                  <text:p text:style-name="P17">CLASE USUARIO:</text:p>
                </text:list-item>
              </text:list>
            </text:list-item>
          </text:list>
        </text:list-item>
      </text:list>
      <text:p text:style-name="P13"/>
      <text:p text:style-name="P11"/>
      <text:p text:style-name="Standard"/>
      <text:p text:style-name="Standard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7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7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447" meta:character-count="2813" meta:non-whitespace-character-count="2440"/>
    <meta:generator>LibreOfficeDev/6.0.5.2$Linux_X86_64 LibreOffice_project/</meta:generator>
  </office:meta>
</office:document-meta>
</file>